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d46f2" officeooo:paragraph-rsid="001d46f2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9d53"/>
    </style:style>
    <style:style style:name="T6" style:family="text">
      <style:text-properties officeooo:rsid="001d46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3rd</text:span> of <text:span text:style-name="T5">November</text:span> 202<text:span text:style-name="T3">1</text:span> under the <text:span text:style-name="T5">2nd</text:span> PA Meeting.</text:p>
      <text:p text:style-name="P1"/>
      <text:p text:style-name="P1">The Assembly, recognising the current situation,</text:p>
      <text:p text:style-name="P1"/>
      <text:p text:style-name="P4">Constitutes the need to make area 51 (the desert at 700, -1800) an anarchy zone, where anyone may do anything (except violate universal rules 4 and 5, and server regulation 3).</text:p>
      <text:p text:style-name="P1"/>
      <text:p text:style-name="P1">And proceeds.</text:p>
      <text:p text:style-name="P1"/>
      <text:p text:style-name="P1">Signed by,</text:p>
      <text:p text:style-name="P1">_<text:span text:style-name="T6">yoran_</text:span></text:p>
      <text:p text:style-name="P4">eldegron</text:p>
      <text:p text:style-name="P1"/>
      <text:p text:style-name="P1"/>
      <text:p text:style-name="P1"/>
      <text:p text:style-name="Standard"><text:span text:style-name="T1">[</text:span><text:span text:style-name="T2">Motion 2-1: To make area 51 an anarchy zone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24T13:18:10.063869465</dc:date>
    <meta:editing-duration>PT4M29S</meta:editing-duration>
    <meta:editing-cycles>8</meta:editing-cycles>
    <meta:generator>LibreOffice/7.2.3.1$Linux_X86_64 LibreOffice_project/7b257967b9cd574cb72598999edde852baa10d80</meta:generator>
    <meta:document-statistic meta:table-count="0" meta:image-count="0" meta:object-count="0" meta:page-count="1" meta:paragraph-count="8" meta:word-count="67" meta:character-count="394" meta:non-whitespace-character-count="335"/>
  </office:meta>
</office:document-meta>
</file>